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2fa3b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8b1d7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f01eb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fo:font-weight="bold" officeooo:paragraph-rsid="001f01eb" style:font-name-asian="WenQuanYi Micro Hei" style:font-size-asian="12pt" style:font-weight-asian="bold" style:font-size-complex="12pt" style:font-weight-complex="bold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18b1d7" style:font-name-asian="WenQuanYi Micro Hei" style:font-size-asian="10pt" style:font-size-complex="10pt"/>
    </style:style>
    <style:style style:name="T1" style:family="text">
      <style:text-properties officeooo:rsid="0005a27b"/>
    </style:style>
    <style:style style:name="T2" style:family="text">
      <style:text-properties officeooo:rsid="00069ab3"/>
    </style:style>
    <style:style style:name="T3" style:family="text">
      <style:text-properties officeooo:rsid="00092f7a"/>
    </style:style>
    <style:style style:name="T4" style:family="text">
      <style:text-properties officeooo:rsid="0009ad4d"/>
    </style:style>
    <style:style style:name="T5" style:family="text">
      <style:text-properties officeooo:rsid="000a6614"/>
    </style:style>
    <style:style style:name="T6" style:family="text">
      <style:text-properties officeooo:rsid="000b461e"/>
    </style:style>
    <style:style style:name="T7" style:family="text">
      <style:text-properties officeooo:rsid="000d3f78"/>
    </style:style>
    <style:style style:name="T8" style:family="text">
      <style:text-properties officeooo:rsid="000d4758"/>
    </style:style>
    <style:style style:name="T9" style:family="text">
      <style:text-properties officeooo:rsid="0010936f"/>
    </style:style>
    <style:style style:name="T10" style:family="text">
      <style:text-properties officeooo:rsid="001102ff"/>
    </style:style>
    <style:style style:name="T11" style:family="text">
      <style:text-properties officeooo:rsid="00113150"/>
    </style:style>
    <style:style style:name="T12" style:family="text">
      <style:text-properties officeooo:rsid="00128b68"/>
    </style:style>
    <style:style style:name="T13" style:family="text">
      <style:text-properties officeooo:rsid="0012fa3b"/>
    </style:style>
    <style:style style:name="T14" style:family="text">
      <style:text-properties officeooo:rsid="00132839"/>
    </style:style>
    <style:style style:name="T15" style:family="text">
      <style:text-properties officeooo:rsid="0014441a"/>
    </style:style>
    <style:style style:name="T16" style:family="text">
      <style:text-properties officeooo:rsid="001513e2"/>
    </style:style>
    <style:style style:name="T17" style:family="text">
      <style:text-properties officeooo:rsid="001513e2" fo:background-color="#e6e6ff"/>
    </style:style>
    <style:style style:name="T18" style:family="text">
      <style:text-properties officeooo:rsid="0017c8e2"/>
    </style:style>
    <style:style style:name="T19" style:family="text">
      <style:text-properties officeooo:rsid="0018b1d7"/>
    </style:style>
    <style:style style:name="T20" style:family="text">
      <style:text-properties officeooo:rsid="001a4993"/>
    </style:style>
    <style:style style:name="T21" style:family="text">
      <style:text-properties officeooo:rsid="001b9575"/>
    </style:style>
    <style:style style:name="T22" style:family="text">
      <style:text-properties officeooo:rsid="001c92fd"/>
    </style:style>
    <style:style style:name="T23" style:family="text">
      <style:text-properties officeooo:rsid="001ebd66"/>
    </style:style>
    <style:style style:name="T24" style:family="text">
      <style:text-properties officeooo:rsid="001efe04"/>
    </style:style>
    <style:style style:name="T25" style:family="text">
      <style:text-properties officeooo:rsid="001f01eb"/>
    </style:style>
    <style:style style:name="T26" style:family="text">
      <style:text-properties officeooo:rsid="002034d2"/>
    </style:style>
    <style:style style:name="T27" style:family="text">
      <style:text-properties officeooo:rsid="002312cb"/>
    </style:style>
    <style:style style:name="T28" style:family="text">
      <style:text-properties officeooo:rsid="0023e50c"/>
    </style:style>
    <style:style style:name="T29" style:family="text">
      <style:text-properties officeooo:rsid="0026bf9b"/>
    </style:style>
    <style:style style:name="T30" style:family="text">
      <style:text-properties officeooo:rsid="0027acd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5a27b" style:font-weight-asian="bold" style:font-weight-complex="bold"/>
    </style:style>
    <style:style style:name="T33" style:family="text">
      <style:text-properties fo:font-weight="bold" officeooo:rsid="00069ab3" style:font-weight-asian="bold" style:font-weight-complex="bold"/>
    </style:style>
    <style:style style:name="T34" style:family="text">
      <style:text-properties fo:font-weight="bold" officeooo:rsid="000a6614" style:font-weight-asian="bold" style:font-weight-complex="bold"/>
    </style:style>
    <style:style style:name="T35" style:family="text">
      <style:text-properties fo:font-weight="bold" officeooo:rsid="000d4758" style:font-weight-asian="bold" style:font-weight-complex="bold"/>
    </style:style>
    <style:style style:name="T36" style:family="text">
      <style:text-properties fo:font-weight="bold" officeooo:rsid="0010936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使用对象模型来存储数据，也就是说构造任何类型的值都是一个对象。所有的python对象都拥有三个特性：身份<text:span text:style-name="T1">id，类型和值。</text:span></text:p>
      <text:p text:style-name="P1"><text:span text:style-name="T32">身份</text:span><text:span text:style-name="T33">id：</text:span><text:span text:style-name="T2">唯一的身份标识，可以使用内建函数</text:span><text:span text:style-name="T3">id()来得到，这个值可以被认为是该对象的内存地址</text:span><text:span text:style-name="T4">。对象身份的比较可通过运算符</text:span><text:span text:style-name="T16">is或</text:span><text:span text:style-name="T17">is not</text:span><text:span text:style-name="T16">来完成，判断它们是否指向</text:span><text:span text:style-name="T18">（引用）同一个对象</text:span><text:span text:style-name="T19">，这里举一个有趣的例子：</text:span></text:p>
      <text:p text:style-name="P6"><text:span text:style-name="T19">&gt;&gt;&gt; a = 1</text:span></text:p>
      <text:p text:style-name="P6"><text:span text:style-name="T19">&gt;&gt;&gt; b = 1</text:span></text:p>
      <text:p text:style-name="P6"><text:span text:style-name="T19">&gt;&gt;&gt; c = 1000</text:span></text:p>
      <text:p text:style-name="P6"><text:span text:style-name="T19">&gt;&gt;&gt; d = 1000</text:span></text:p>
      <text:p text:style-name="P6"><text:span text:style-name="T19">&gt;&gt;&gt; a is b</text:span></text:p>
      <text:p text:style-name="P6"><text:span text:style-name="T19">True</text:span></text:p>
      <text:p text:style-name="P6"><text:span text:style-name="T19">&gt;&gt;&gt; c is d</text:span></text:p>
      <text:p text:style-name="P6"><text:span text:style-name="T19">False</text:span></text:p>
      <text:p text:style-name="P6"><text:span text:style-name="T19">&gt;&gt;&gt; id(a), id(b), id(c), id(d)</text:span></text:p>
      <text:p text:style-name="P6"><text:span text:style-name="T19">(11258984, 11258984, 12386056, 11594792)</text:span></text:p>
      <text:p text:style-name="P3"><text:span text:style-name="T19">可以看出</text:span><text:span text:style-name="T20">，a和b指向同一个对象，但c和d却不同，这是为什么呢？这是因为</text:span><text:span text:style-name="T21">，整数对象和字符串对象是不可变对象，python会很高效的缓存它们，不过整数对象仅缓存简单整数，如上面例子中的0，1000就不会缓存了。</text:span></text:p>
      <text:p text:style-name="P2"><text:span text:style-name="T31">类型</text:span><text:span text:style-name="T34">：</text:span><text:span text:style-name="T5">对象的类型决定了该对象可以保存什么类型的值</text:span><text:span text:style-name="T6">，可以进行什么样的操作，以及遵循什么样的规则</text:span><text:span text:style-name="T7">，可以用内建函数type()查看python对象的类型，也可以用</text:span><text:span text:style-name="T23">isinstance()，</text:span><text:span text:style-name="T7">在python中类型也是对象基本数据类型包括数字</text:span><text:span text:style-name="T10">、整型、布尔型、长整型、浮点型、复数型、字符串、列表、元组和字典</text:span><text:span text:style-name="T11">，还有一些其它的内建类型，它们是类型、None、文件、集合、函数、模块和类</text:span><text:span text:style-name="T12">，</text:span><text:span text:style-name="T11">除此之外还包括一些内部类型</text:span><text:span text:style-name="T12">，即代码、帧、跟踪记录、切片</text:span><text:span text:style-name="T13">（步进切片、多维切片、省略切片）</text:span><text:span text:style-name="T12">、省略</text:span><text:span text:style-name="T14">（省略对象有一个唯一的名字Ellipsis）</text:span><text:span text:style-name="T12">、Xrange</text:span><text:span text:style-name="T15">（是range()的补充）</text:span><text:span text:style-name="T12">。</text:span></text:p>
      <text:p text:style-name="P1"><text:span text:style-name="T35">值</text:span><text:span text:style-name="T36">：</text:span><text:span text:style-name="T9">对象表示的数据项。对象值的比较除了一些常见的运算符之外</text:span><text:span text:style-name="T22">，还可以使用cmp()内建函数。</text:span></text:p>
      <text:p text:style-name="P1"><text:span text:style-name="T9">上面提到的类型可按照三种不同的模型进行分类</text:span><text:span text:style-name="T24">：存储模型、更新模型、访问模型。</text:span></text:p>
      <text:p text:style-name="P5"><text:span text:style-name="T24">存储模型分两种</text:span><text:span text:style-name="T25">——</text:span></text:p>
      <text:p text:style-name="P4"><text:span text:style-name="T25">原子类型</text:span><text:span text:style-name="T27">：数值、字符串。</text:span></text:p>
      <text:p text:style-name="P4"><text:span text:style-name="T27">容器类型：列表</text:span><text:span text:style-name="T28">、元组、字典。</text:span></text:p>
      <text:p text:style-name="P5"><text:span text:style-name="T28">更新模型分两种——</text:span></text:p>
      <text:p text:style-name="P4"><text:span text:style-name="T28">可变类型</text:span><text:span text:style-name="T29">：列表、字典。</text:span></text:p>
      <text:p text:style-name="P4"><text:span text:style-name="T29">不可变类型：数字、字符串、元组。</text:span></text:p>
      <text:p text:style-name="P5"><text:span text:style-name="T29">访问模型分三种——</text:span></text:p>
      <text:p text:style-name="P4"><text:span text:style-name="T29">直接访问</text:span><text:span text:style-name="T30">：数字。</text:span></text:p>
      <text:p text:style-name="P4"><text:span text:style-name="T30">顺序访问：字符串、列表、元组。</text:span></text:p>
      <text:p text:style-name="P4"><text:span text:style-name="T30">映射访问：字典。</text:span></text:p>
      <text:p text:style-name="P4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20T08:52:51</meta:creation-date>
    <meta:generator>LibreOffice/4.0.2.2$Linux_X86_64 LibreOffice_project/400m0$Build-2</meta:generator>
    <dc:date>2015-04-20T09:52:18</dc:date>
    <dc:creator>hanjunjie </dc:creator>
    <meta:editing-duration>PT58M27S</meta:editing-duration>
    <meta:editing-cycles>44</meta:editing-cycles>
    <meta:document-statistic meta:table-count="0" meta:image-count="0" meta:object-count="0" meta:page-count="1" meta:paragraph-count="26" meta:word-count="688" meta:character-count="889" meta:non-whitespace-character-count="853"/>
  </office:meta>
</office:document-meta>
</file>